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75cm"/>
    </style:style>
    <style:style style:name="co2" style:family="table-column">
      <style:table-column-properties fo:break-before="auto" style:column-width="1.363cm"/>
    </style:style>
    <style:style style:name="co3" style:family="table-column">
      <style:table-column-properties fo:break-before="auto" style:column-width="2.11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587cm"/>
    </style:style>
    <style:style style:name="co6" style:family="table-column">
      <style:table-column-properties fo:break-before="auto" style:column-width="1.115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hex</text:p>
          </table:table-cell>
          <table:table-cell office:value-type="string">
            <text:p>char</text:p>
          </table:table-cell>
          <table:table-cell office:value-type="string">
            <text:p>freq</text:p>
          </table:table-cell>
          <table:table-cell>
            <draw:frame table:end-cell-address="Sheet1.T37" table:end-x="0.281cm" table:end-y="0.368cm" draw:z-index="0" draw:style-name="gr1" svg:width="32.701cm" svg:height="16.842cm" svg:x="0.101cm" svg:y="0.1cm">
              <draw:object draw:notify-on-update-of-ranges="Sheet1.B2:Sheet1.B157 Sheet1.C2:Sheet1.C15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string">
            <text:p>0x20</text:p>
          </table:table-cell>
          <table:table-cell/>
          <table:table-cell office:value-type="float" office:value="128140">
            <text:p>128140</text:p>
          </table:table-cell>
          <table:table-cell table:number-columns-repeated="4"/>
        </table:table-row>
        <table:table-row table:style-name="ro1">
          <table:table-cell office:value-type="string">
            <text:p>0x65</text:p>
          </table:table-cell>
          <table:table-cell office:value-type="string">
            <text:p>e</text:p>
          </table:table-cell>
          <table:table-cell office:value-type="float" office:value="63519">
            <text:p>63519</text:p>
          </table:table-cell>
          <table:table-cell table:number-columns-repeated="4"/>
        </table:table-row>
        <table:table-row table:style-name="ro1">
          <table:table-cell office:value-type="string">
            <text:p>0x74</text:p>
          </table:table-cell>
          <table:table-cell office:value-type="string">
            <text:p>t</text:p>
          </table:table-cell>
          <table:table-cell office:value-type="float" office:value="47582">
            <text:p>47582</text:p>
          </table:table-cell>
          <table:table-cell table:number-columns-repeated="4"/>
        </table:table-row>
        <table:table-row table:style-name="ro2">
          <table:table-cell office:value-type="string">
            <text:p>0x6f</text:p>
          </table:table-cell>
          <table:table-cell office:value-type="string">
            <text:p>o</text:p>
          </table:table-cell>
          <table:table-cell office:value-type="float" office:value="41045">
            <text:p>41045</text:p>
          </table:table-cell>
          <table:table-cell table:number-columns-repeated="4"/>
        </table:table-row>
        <table:table-row table:style-name="ro1">
          <table:table-cell office:value-type="string">
            <text:p>0x61</text:p>
          </table:table-cell>
          <table:table-cell office:value-type="string">
            <text:p>a</text:p>
          </table:table-cell>
          <table:table-cell office:value-type="float" office:value="39996">
            <text:p>39996</text:p>
          </table:table-cell>
          <table:table-cell table:number-columns-repeated="4"/>
        </table:table-row>
        <table:table-row table:style-name="ro1">
          <table:table-cell office:value-type="string">
            <text:p>0x6e</text:p>
          </table:table-cell>
          <table:table-cell office:value-type="string">
            <text:p>n</text:p>
          </table:table-cell>
          <table:table-cell office:value-type="float" office:value="38321">
            <text:p>38321</text:p>
          </table:table-cell>
          <table:table-cell table:number-columns-repeated="4"/>
        </table:table-row>
        <table:table-row table:style-name="ro2">
          <table:table-cell office:value-type="string">
            <text:p>0x69</text:p>
          </table:table-cell>
          <table:table-cell office:value-type="string">
            <text:p>i</text:p>
          </table:table-cell>
          <table:table-cell office:value-type="float" office:value="36985">
            <text:p>36985</text:p>
          </table:table-cell>
          <table:table-cell table:number-columns-repeated="4"/>
        </table:table-row>
        <table:table-row table:style-name="ro1">
          <table:table-cell office:value-type="string">
            <text:p>0x73</text:p>
          </table:table-cell>
          <table:table-cell office:value-type="string">
            <text:p>s</text:p>
          </table:table-cell>
          <table:table-cell office:value-type="float" office:value="35949">
            <text:p>35949</text:p>
          </table:table-cell>
          <table:table-cell table:number-columns-repeated="4"/>
        </table:table-row>
        <table:table-row table:style-name="ro1">
          <table:table-cell office:value-type="string">
            <text:p>0x72</text:p>
          </table:table-cell>
          <table:table-cell office:value-type="string">
            <text:p>r</text:p>
          </table:table-cell>
          <table:table-cell office:value-type="float" office:value="30622">
            <text:p>30622</text:p>
          </table:table-cell>
          <table:table-cell table:number-columns-repeated="4"/>
        </table:table-row>
        <table:table-row table:style-name="ro1">
          <table:table-cell office:value-type="string">
            <text:p>0x6c</text:p>
          </table:table-cell>
          <table:table-cell office:value-type="string">
            <text:p>l</text:p>
          </table:table-cell>
          <table:table-cell office:value-type="float" office:value="24057">
            <text:p>24057</text:p>
          </table:table-cell>
          <table:table-cell table:number-columns-repeated="4"/>
        </table:table-row>
        <table:table-row table:style-name="ro1">
          <table:table-cell office:value-type="string">
            <text:p>0x63</text:p>
          </table:table-cell>
          <table:table-cell office:value-type="string">
            <text:p>c</text:p>
          </table:table-cell>
          <table:table-cell office:value-type="float" office:value="20908">
            <text:p>20908</text:p>
          </table:table-cell>
          <table:table-cell table:number-columns-repeated="4"/>
        </table:table-row>
        <table:table-row table:style-name="ro1">
          <table:table-cell office:value-type="string">
            <text:p>0xa</text:p>
          </table:table-cell>
          <table:table-cell office:value-type="string">
            <text:p>\n</text:p>
          </table:table-cell>
          <table:table-cell office:value-type="float" office:value="18466">
            <text:p>18466</text:p>
          </table:table-cell>
          <table:table-cell table:number-columns-repeated="4"/>
        </table:table-row>
        <table:table-row table:style-name="ro1">
          <table:table-cell office:value-type="string">
            <text:p>0x64</text:p>
          </table:table-cell>
          <table:table-cell office:value-type="string">
            <text:p>d</text:p>
          </table:table-cell>
          <table:table-cell office:value-type="float" office:value="17214">
            <text:p>17214</text:p>
          </table:table-cell>
          <table:table-cell table:number-columns-repeated="4"/>
        </table:table-row>
        <table:table-row table:style-name="ro1">
          <table:table-cell office:value-type="string">
            <text:p>0x68</text:p>
          </table:table-cell>
          <table:table-cell office:value-type="string">
            <text:p>h</text:p>
          </table:table-cell>
          <table:table-cell office:value-type="float" office:value="16298">
            <text:p>16298</text:p>
          </table:table-cell>
          <table:table-cell table:number-columns-repeated="4"/>
        </table:table-row>
        <table:table-row table:style-name="ro2">
          <table:table-cell office:value-type="string">
            <text:p>0x75</text:p>
          </table:table-cell>
          <table:table-cell office:value-type="string">
            <text:p>u</text:p>
          </table:table-cell>
          <table:table-cell office:value-type="float" office:value="15647">
            <text:p>15647</text:p>
          </table:table-cell>
          <table:table-cell table:number-columns-repeated="4"/>
        </table:table-row>
        <table:table-row table:style-name="ro2">
          <table:table-cell office:value-type="string">
            <text:p>0x6d</text:p>
          </table:table-cell>
          <table:table-cell office:value-type="string">
            <text:p>m</text:p>
          </table:table-cell>
          <table:table-cell office:value-type="float" office:value="13711">
            <text:p>13711</text:p>
          </table:table-cell>
          <table:table-cell table:number-columns-repeated="4"/>
        </table:table-row>
        <table:table-row table:style-name="ro1">
          <table:table-cell office:value-type="string">
            <text:p>0x70</text:p>
          </table:table-cell>
          <table:table-cell office:value-type="string">
            <text:p>p</text:p>
          </table:table-cell>
          <table:table-cell office:value-type="float" office:value="13066">
            <text:p>13066</text:p>
          </table:table-cell>
          <table:table-cell table:number-columns-repeated="4"/>
        </table:table-row>
        <table:table-row table:style-name="ro1">
          <table:table-cell office:value-type="string">
            <text:p>0x66</text:p>
          </table:table-cell>
          <table:table-cell office:value-type="string">
            <text:p>f</text:p>
          </table:table-cell>
          <table:table-cell office:value-type="float" office:value="11550">
            <text:p>11550</text:p>
          </table:table-cell>
          <table:table-cell table:number-columns-repeated="4"/>
        </table:table-row>
        <table:table-row table:style-name="ro1">
          <table:table-cell office:value-type="string">
            <text:p>0x2d</text:p>
          </table:table-cell>
          <table:table-cell office:value-type="float" office:value="-0">
            <text:p>-0</text:p>
          </table:table-cell>
          <table:table-cell office:value-type="float" office:value="11391">
            <text:p>11391</text:p>
          </table:table-cell>
          <table:table-cell table:number-columns-repeated="4"/>
        </table:table-row>
        <table:table-row table:style-name="ro1">
          <table:table-cell office:value-type="string">
            <text:p>0x62</text:p>
          </table:table-cell>
          <table:table-cell office:value-type="string">
            <text:p>b</text:p>
          </table:table-cell>
          <table:table-cell office:value-type="float" office:value="11127">
            <text:p>11127</text:p>
          </table:table-cell>
          <table:table-cell table:number-columns-repeated="4"/>
        </table:table-row>
        <table:table-row table:style-name="ro1">
          <table:table-cell office:value-type="string">
            <text:p>0x79</text:p>
          </table:table-cell>
          <table:table-cell office:value-type="string">
            <text:p>y</text:p>
          </table:table-cell>
          <table:table-cell office:value-type="float" office:value="9478">
            <text:p>9478</text:p>
          </table:table-cell>
          <table:table-cell table:number-columns-repeated="4"/>
        </table:table-row>
        <table:table-row table:style-name="ro1">
          <table:table-cell office:value-type="string">
            <text:p>0x67</text:p>
          </table:table-cell>
          <table:table-cell office:value-type="string">
            <text:p>g</text:p>
          </table:table-cell>
          <table:table-cell office:value-type="float" office:value="8700">
            <text:p>8700</text:p>
          </table:table-cell>
          <table:table-cell table:number-columns-repeated="4"/>
        </table:table-row>
        <table:table-row table:style-name="ro1">
          <table:table-cell office:value-type="string">
            <text:p>0x2e</text:p>
          </table:table-cell>
          <table:table-cell office:value-type="float" office:value="0">
            <text:p>0</text:p>
          </table:table-cell>
          <table:table-cell office:value-type="float" office:value="7487">
            <text:p>7487</text:p>
          </table:table-cell>
          <table:table-cell table:number-columns-repeated="4"/>
        </table:table-row>
        <table:table-row table:style-name="ro2">
          <table:table-cell office:value-type="string">
            <text:p>0x77</text:p>
          </table:table-cell>
          <table:table-cell office:value-type="string">
            <text:p>w</text:p>
          </table:table-cell>
          <table:table-cell office:value-type="float" office:value="6977">
            <text:p>6977</text:p>
          </table:table-cell>
          <table:table-cell table:number-columns-repeated="4"/>
        </table:table-row>
        <table:table-row table:style-name="ro1">
          <table:table-cell office:value-type="string">
            <text:p>0x2c</text:p>
          </table:table-cell>
          <table:table-cell office:value-type="string">
            <text:p>,</text:p>
          </table:table-cell>
          <table:table-cell office:value-type="float" office:value="5201">
            <text:p>5201</text:p>
          </table:table-cell>
          <table:table-cell table:number-columns-repeated="4"/>
        </table:table-row>
        <table:table-row table:style-name="ro1">
          <table:table-cell office:value-type="string">
            <text:p>0x76</text:p>
          </table:table-cell>
          <table:table-cell office:value-type="string">
            <text:p>v</text:p>
          </table:table-cell>
          <table:table-cell office:value-type="float" office:value="4973">
            <text:p>4973</text:p>
          </table:table-cell>
          <table:table-cell table:number-columns-repeated="4"/>
        </table:table-row>
        <table:table-row table:style-name="ro1">
          <table:table-cell office:value-type="string">
            <text:p>0x28</text:p>
          </table:table-cell>
          <table:table-cell office:value-type="string">
            <text:p>(</text:p>
          </table:table-cell>
          <table:table-cell office:value-type="float" office:value="4276">
            <text:p>4276</text:p>
          </table:table-cell>
          <table:table-cell table:number-columns-repeated="4"/>
        </table:table-row>
        <table:table-row table:style-name="ro1">
          <table:table-cell office:value-type="string">
            <text:p>0x29</text:p>
          </table:table-cell>
          <table:table-cell office:value-type="string">
            <text:p>)</text:p>
          </table:table-cell>
          <table:table-cell office:value-type="float" office:value="4273">
            <text:p>4273</text:p>
          </table:table-cell>
          <table:table-cell table:number-columns-repeated="4"/>
        </table:table-row>
        <table:table-row table:style-name="ro1">
          <table:table-cell office:value-type="string">
            <text:p>0x78</text:p>
          </table:table-cell>
          <table:table-cell office:value-type="string">
            <text:p>x</text:p>
          </table:table-cell>
          <table:table-cell office:value-type="float" office:value="3344">
            <text:p>3344</text:p>
          </table:table-cell>
          <table:table-cell table:number-columns-repeated="4"/>
        </table:table-row>
        <table:table-row table:style-name="ro1">
          <table:table-cell office:value-type="string">
            <text:p>0x60</text:p>
          </table:table-cell>
          <table:table-cell office:value-type="string">
            <text:p>`</text:p>
          </table:table-cell>
          <table:table-cell office:value-type="float" office:value="3017">
            <text:p>3017</text:p>
          </table:table-cell>
          <table:table-cell table:number-columns-repeated="4"/>
        </table:table-row>
        <table:table-row table:style-name="ro1">
          <table:table-cell office:value-type="string">
            <text:p>0x6b</text:p>
          </table:table-cell>
          <table:table-cell office:value-type="string">
            <text:p>k</text:p>
          </table:table-cell>
          <table:table-cell office:value-type="float" office:value="2959">
            <text:p>2959</text:p>
          </table:table-cell>
          <table:table-cell table:number-columns-repeated="4"/>
        </table:table-row>
        <table:table-row table:style-name="ro1">
          <table:table-cell office:value-type="string">
            <text:p>0x3a</text:p>
          </table:table-cell>
          <table:table-cell office:value-type="string">
            <text:p>:</text:p>
          </table:table-cell>
          <table:table-cell office:value-type="float" office:value="2916">
            <text:p>2916</text:p>
          </table:table-cell>
          <table:table-cell table:number-columns-repeated="4"/>
        </table:table-row>
        <table:table-row table:style-name="ro1">
          <table:table-cell office:value-type="string">
            <text:p>0x2f</text:p>
          </table:table-cell>
          <table:table-cell office:value-type="string">
            <text:p>/</text:p>
          </table:table-cell>
          <table:table-cell office:value-type="float" office:value="2864">
            <text:p>2864</text:p>
          </table:table-cell>
          <table:table-cell table:number-columns-repeated="4"/>
        </table:table-row>
        <table:table-row table:style-name="ro1">
          <table:table-cell office:value-type="string">
            <text:p>0x3d</text:p>
          </table:table-cell>
          <table:table-cell office:value-type="string">
            <text:p>=</text:p>
          </table:table-cell>
          <table:table-cell office:value-type="float" office:value="2637">
            <text:p>2637</text:p>
          </table:table-cell>
          <table:table-cell table:number-columns-repeated="4"/>
        </table:table-row>
        <table:table-row table:style-name="ro2">
          <table:table-cell office:value-type="string">
            <text:p>0x6a</text:p>
          </table:table-cell>
          <table:table-cell office:value-type="string">
            <text:p>j</text:p>
          </table:table-cell>
          <table:table-cell office:value-type="float" office:value="1764">
            <text:p>1764</text:p>
          </table:table-cell>
          <table:table-cell table:number-columns-repeated="4"/>
        </table:table-row>
        <table:table-row table:style-name="ro1">
          <table:table-cell office:value-type="string">
            <text:p>0x2a</text:p>
          </table:table-cell>
          <table:table-cell office:value-type="string">
            <text:p>*</text:p>
          </table:table-cell>
          <table:table-cell office:value-type="float" office:value="1704">
            <text:p>1704</text:p>
          </table:table-cell>
          <table:table-cell table:number-columns-repeated="4"/>
        </table:table-row>
        <table:table-row table:style-name="ro1">
          <table:table-cell office:value-type="string">
            <text:p>0x3b</text:p>
          </table:table-cell>
          <table:table-cell/>
          <table:table-cell office:value-type="float" office:value="1686">
            <text:p>1686</text:p>
          </table:table-cell>
          <table:table-cell table:number-columns-repeated="4"/>
        </table:table-row>
        <table:table-row table:style-name="ro1">
          <table:table-cell office:value-type="string">
            <text:p>0x54</text:p>
          </table:table-cell>
          <table:table-cell office:value-type="string">
            <text:p>T</text:p>
          </table:table-cell>
          <table:table-cell office:value-type="float" office:value="1563">
            <text:p>1563</text:p>
          </table:table-cell>
          <table:table-cell table:number-columns-repeated="4"/>
        </table:table-row>
        <table:table-row table:style-name="ro1">
          <table:table-cell office:value-type="string">
            <text:p>0x49</text:p>
          </table:table-cell>
          <table:table-cell office:value-type="string">
            <text:p>I</text:p>
          </table:table-cell>
          <table:table-cell office:value-type="float" office:value="1395">
            <text:p>1395</text:p>
          </table:table-cell>
          <table:table-cell table:number-columns-repeated="4"/>
        </table:table-row>
        <table:table-row table:style-name="ro1">
          <table:table-cell office:value-type="string">
            <text:p>0x27</text:p>
          </table:table-cell>
          <table:table-cell/>
          <table:table-cell office:value-type="float" office:value="1386">
            <text:p>1386</text:p>
          </table:table-cell>
          <table:table-cell table:number-columns-repeated="4"/>
        </table:table-row>
        <table:table-row table:style-name="ro1">
          <table:table-cell office:value-type="string">
            <text:p>0x9</text:p>
          </table:table-cell>
          <table:table-cell office:value-type="string">
            <text:p>\t</text:p>
          </table:table-cell>
          <table:table-cell office:value-type="float" office:value="1340">
            <text:p>1340</text:p>
          </table:table-cell>
          <table:table-cell table:number-columns-repeated="4"/>
        </table:table-row>
        <table:table-row table:style-name="ro1">
          <table:table-cell office:value-type="string">
            <text:p>0x22</text:p>
          </table:table-cell>
          <table:table-cell office:value-type="string">
            <text:p>"</text:p>
          </table:table-cell>
          <table:table-cell office:value-type="float" office:value="1312">
            <text:p>1312</text:p>
          </table:table-cell>
          <table:table-cell table:number-columns-repeated="4"/>
        </table:table-row>
        <table:table-row table:style-name="ro1">
          <table:table-cell office:value-type="string">
            <text:p>0x43</text:p>
          </table:table-cell>
          <table:table-cell office:value-type="string">
            <text:p>C</text:p>
          </table:table-cell>
          <table:table-cell office:value-type="float" office:value="1279">
            <text:p>1279</text:p>
          </table:table-cell>
          <table:table-cell table:number-columns-repeated="4"/>
        </table:table-row>
        <table:table-row table:style-name="ro1">
          <table:table-cell office:value-type="string">
            <text:p>0x41</text:p>
          </table:table-cell>
          <table:table-cell office:value-type="string">
            <text:p>A</text:p>
          </table:table-cell>
          <table:table-cell office:value-type="float" office:value="1141">
            <text:p>1141</text:p>
          </table:table-cell>
          <table:table-cell table:number-columns-repeated="4"/>
        </table:table-row>
        <table:table-row table:style-name="ro1">
          <table:table-cell office:value-type="string">
            <text:p>0x53</text:p>
          </table:table-cell>
          <table:table-cell office:value-type="string">
            <text:p>S</text:p>
          </table:table-cell>
          <table:table-cell office:value-type="float" office:value="988">
            <text:p>988</text:p>
          </table:table-cell>
          <table:table-cell table:number-columns-repeated="4"/>
        </table:table-row>
        <table:table-row table:style-name="ro1">
          <table:table-cell office:value-type="string">
            <text:p>0x3f</text:p>
          </table:table-cell>
          <table:table-cell office:value-type="string">
            <text:p>?</text:p>
          </table:table-cell>
          <table:table-cell office:value-type="float" office:value="987">
            <text:p>987</text:p>
          </table:table-cell>
          <table:table-cell table:number-columns-repeated="4"/>
        </table:table-row>
        <table:table-row table:style-name="ro1">
          <table:table-cell office:value-type="string">
            <text:p>0x4f</text:p>
          </table:table-cell>
          <table:table-cell office:value-type="string">
            <text:p>O</text:p>
          </table:table-cell>
          <table:table-cell office:value-type="float" office:value="944">
            <text:p>944</text:p>
          </table:table-cell>
          <table:table-cell table:number-columns-repeated="4"/>
        </table:table-row>
        <table:table-row table:style-name="ro1">
          <table:table-cell office:value-type="string">
            <text:p>0x2b</text:p>
          </table:table-cell>
          <table:table-cell office:value-type="float" office:value="0">
            <text:p>0</text:p>
          </table:table-cell>
          <table:table-cell office:value-type="float" office:value="929">
            <text:p>929</text:p>
          </table:table-cell>
          <table:table-cell table:number-columns-repeated="4"/>
        </table:table-row>
        <table:table-row table:style-name="ro1">
          <table:table-cell office:value-type="string">
            <text:p>0x7b</text:p>
          </table:table-cell>
          <table:table-cell office:value-type="string">
            <text:p>{</text:p>
          </table:table-cell>
          <table:table-cell office:value-type="float" office:value="898">
            <text:p>898</text:p>
          </table:table-cell>
          <table:table-cell table:number-columns-repeated="4"/>
        </table:table-row>
        <table:table-row table:style-name="ro1">
          <table:table-cell office:value-type="string">
            <text:p>0x7d</text:p>
          </table:table-cell>
          <table:table-cell office:value-type="string">
            <text:p>}</text:p>
          </table:table-cell>
          <table:table-cell office:value-type="float" office:value="895">
            <text:p>895</text:p>
          </table:table-cell>
          <table:table-cell table:number-columns-repeated="4"/>
        </table:table-row>
        <table:table-row table:style-name="ro1">
          <table:table-cell office:value-type="string">
            <text:p>0x5f</text:p>
          </table:table-cell>
          <table:table-cell office:value-type="string">
            <text:p>_</text:p>
          </table:table-cell>
          <table:table-cell office:value-type="float" office:value="764">
            <text:p>764</text:p>
          </table:table-cell>
          <table:table-cell table:number-columns-repeated="4"/>
        </table:table-row>
        <table:table-row table:style-name="ro1">
          <table:table-cell office:value-type="string">
            <text:p>0x32</text:p>
          </table:table-cell>
          <table:table-cell office:value-type="float" office:value="2">
            <text:p>2</text:p>
          </table:table-cell>
          <table:table-cell office:value-type="float" office:value="753">
            <text:p>753</text:p>
          </table:table-cell>
          <table:table-cell table:number-columns-repeated="4"/>
        </table:table-row>
        <table:table-row table:style-name="ro1">
          <table:table-cell office:value-type="string">
            <text:p>0x71</text:p>
          </table:table-cell>
          <table:table-cell office:value-type="string">
            <text:p>q</text:p>
          </table:table-cell>
          <table:table-cell office:value-type="float" office:value="740">
            <text:p>740</text:p>
          </table:table-cell>
          <table:table-cell table:number-columns-repeated="4"/>
        </table:table-row>
        <table:table-row table:style-name="ro1">
          <table:table-cell office:value-type="string">
            <text:p>0x31</text:p>
          </table:table-cell>
          <table:table-cell office:value-type="float" office:value="1">
            <text:p>1</text:p>
          </table:table-cell>
          <table:table-cell office:value-type="float" office:value="720">
            <text:p>720</text:p>
          </table:table-cell>
          <table:table-cell table:number-columns-repeated="4"/>
        </table:table-row>
        <table:table-row table:style-name="ro1">
          <table:table-cell office:value-type="string">
            <text:p>0x45</text:p>
          </table:table-cell>
          <table:table-cell office:value-type="string">
            <text:p>E</text:p>
          </table:table-cell>
          <table:table-cell office:value-type="float" office:value="675">
            <text:p>675</text:p>
          </table:table-cell>
          <table:table-cell table:number-columns-repeated="4"/>
        </table:table-row>
        <table:table-row table:style-name="ro1">
          <table:table-cell office:value-type="string">
            <text:p>0x5b</text:p>
          </table:table-cell>
          <table:table-cell office:value-type="string">
            <text:p>[</text:p>
          </table:table-cell>
          <table:table-cell office:value-type="float" office:value="619">
            <text:p>619</text:p>
          </table:table-cell>
          <table:table-cell table:number-columns-repeated="4"/>
        </table:table-row>
        <table:table-row table:style-name="ro1">
          <table:table-cell office:value-type="string">
            <text:p>0x5d</text:p>
          </table:table-cell>
          <table:table-cell office:value-type="string">
            <text:p>]</text:p>
          </table:table-cell>
          <table:table-cell office:value-type="float" office:value="612">
            <text:p>612</text:p>
          </table:table-cell>
          <table:table-cell table:number-columns-repeated="4"/>
        </table:table-row>
        <table:table-row table:style-name="ro1">
          <table:table-cell office:value-type="string">
            <text:p>0x42</text:p>
          </table:table-cell>
          <table:table-cell office:value-type="string">
            <text:p>B</text:p>
          </table:table-cell>
          <table:table-cell office:value-type="float" office:value="608">
            <text:p>608</text:p>
          </table:table-cell>
          <table:table-cell table:number-columns-repeated="4"/>
        </table:table-row>
        <table:table-row table:style-name="ro1">
          <table:table-cell office:value-type="string">
            <text:p>0x7a</text:p>
          </table:table-cell>
          <table:table-cell office:value-type="string">
            <text:p>z</text:p>
          </table:table-cell>
          <table:table-cell office:value-type="float" office:value="602">
            <text:p>602</text:p>
          </table:table-cell>
          <table:table-cell table:number-columns-repeated="4"/>
        </table:table-row>
        <table:table-row table:style-name="ro1">
          <table:table-cell office:value-type="string">
            <text:p>0x4d</text:p>
          </table:table-cell>
          <table:table-cell office:value-type="string">
            <text:p>M</text:p>
          </table:table-cell>
          <table:table-cell office:value-type="float" office:value="577">
            <text:p>577</text:p>
          </table:table-cell>
          <table:table-cell table:number-columns-repeated="4"/>
        </table:table-row>
        <table:table-row table:style-name="ro1">
          <table:table-cell office:value-type="string">
            <text:p>0x50</text:p>
          </table:table-cell>
          <table:table-cell office:value-type="string">
            <text:p>P</text:p>
          </table:table-cell>
          <table:table-cell office:value-type="float" office:value="520">
            <text:p>520</text:p>
          </table:table-cell>
          <table:table-cell table:number-columns-repeated="4"/>
        </table:table-row>
        <table:table-row table:style-name="ro1">
          <table:table-cell office:value-type="string">
            <text:p>0x44</text:p>
          </table:table-cell>
          <table:table-cell office:value-type="string">
            <text:p>D</text:p>
          </table:table-cell>
          <table:table-cell office:value-type="float" office:value="496">
            <text:p>496</text:p>
          </table:table-cell>
          <table:table-cell table:number-columns-repeated="4"/>
        </table:table-row>
        <table:table-row table:style-name="ro1">
          <table:table-cell office:value-type="string">
            <text:p>0x30</text:p>
          </table:table-cell>
          <table:table-cell office:value-type="float" office:value="0">
            <text:p>0</text:p>
          </table:table-cell>
          <table:table-cell office:value-type="float" office:value="490">
            <text:p>490</text:p>
          </table:table-cell>
          <table:table-cell table:number-columns-repeated="4"/>
        </table:table-row>
        <table:table-row table:style-name="ro1">
          <table:table-cell office:value-type="string">
            <text:p>0x7c</text:p>
          </table:table-cell>
          <table:table-cell office:value-type="string">
            <text:p>|</text:p>
          </table:table-cell>
          <table:table-cell office:value-type="float" office:value="482">
            <text:p>482</text:p>
          </table:table-cell>
          <table:table-cell table:number-columns-repeated="4"/>
        </table:table-row>
        <table:table-row table:style-name="ro1">
          <table:table-cell office:value-type="string">
            <text:p>0x4e</text:p>
          </table:table-cell>
          <table:table-cell office:value-type="string">
            <text:p>N</text:p>
          </table:table-cell>
          <table:table-cell office:value-type="float" office:value="442">
            <text:p>442</text:p>
          </table:table-cell>
          <table:table-cell table:number-columns-repeated="4"/>
        </table:table-row>
        <table:table-row table:style-name="ro1">
          <table:table-cell office:value-type="string">
            <text:p>0x46</text:p>
          </table:table-cell>
          <table:table-cell office:value-type="string">
            <text:p>F</text:p>
          </table:table-cell>
          <table:table-cell office:value-type="float" office:value="431">
            <text:p>431</text:p>
          </table:table-cell>
          <table:table-cell table:number-columns-repeated="4"/>
        </table:table-row>
        <table:table-row table:style-name="ro1">
          <table:table-cell office:value-type="string">
            <text:p>0x52</text:p>
          </table:table-cell>
          <table:table-cell office:value-type="string">
            <text:p>R</text:p>
          </table:table-cell>
          <table:table-cell office:value-type="float" office:value="427">
            <text:p>427</text:p>
          </table:table-cell>
          <table:table-cell table:number-columns-repeated="4"/>
        </table:table-row>
        <table:table-row table:style-name="ro1">
          <table:table-cell office:value-type="string">
            <text:p>0x4c</text:p>
          </table:table-cell>
          <table:table-cell office:value-type="string">
            <text:p>L</text:p>
          </table:table-cell>
          <table:table-cell office:value-type="float" office:value="349">
            <text:p>349</text:p>
          </table:table-cell>
          <table:table-cell table:number-columns-repeated="4"/>
        </table:table-row>
        <table:table-row table:style-name="ro1">
          <table:table-cell office:value-type="string">
            <text:p>0x33</text:p>
          </table:table-cell>
          <table:table-cell office:value-type="float" office:value="3">
            <text:p>3</text:p>
          </table:table-cell>
          <table:table-cell office:value-type="float" office:value="337">
            <text:p>337</text:p>
          </table:table-cell>
          <table:table-cell table:number-columns-repeated="4"/>
        </table:table-row>
        <table:table-row table:style-name="ro1">
          <table:table-cell office:value-type="string">
            <text:p>0x57</text:p>
          </table:table-cell>
          <table:table-cell office:value-type="string">
            <text:p>W</text:p>
          </table:table-cell>
          <table:table-cell office:value-type="float" office:value="298">
            <text:p>298</text:p>
          </table:table-cell>
          <table:table-cell table:number-columns-repeated="4"/>
        </table:table-row>
        <table:table-row table:style-name="ro1">
          <table:table-cell office:value-type="string">
            <text:p>0x55</text:p>
          </table:table-cell>
          <table:table-cell office:value-type="string">
            <text:p>U</text:p>
          </table:table-cell>
          <table:table-cell office:value-type="float" office:value="291">
            <text:p>291</text:p>
          </table:table-cell>
          <table:table-cell table:number-columns-repeated="4"/>
        </table:table-row>
        <table:table-row table:style-name="ro1">
          <table:table-cell office:value-type="string">
            <text:p>0x48</text:p>
          </table:table-cell>
          <table:table-cell office:value-type="string">
            <text:p>H</text:p>
          </table:table-cell>
          <table:table-cell office:value-type="float" office:value="285">
            <text:p>285</text:p>
          </table:table-cell>
          <table:table-cell table:number-columns-repeated="4"/>
        </table:table-row>
        <table:table-row table:style-name="ro1">
          <table:table-cell office:value-type="string">
            <text:p>0x3e</text:p>
          </table:table-cell>
          <table:table-cell office:value-type="string">
            <text:p>&gt;</text:p>
          </table:table-cell>
          <table:table-cell office:value-type="float" office:value="259">
            <text:p>259</text:p>
          </table:table-cell>
          <table:table-cell table:number-columns-repeated="4"/>
        </table:table-row>
        <table:table-row table:style-name="ro1">
          <table:table-cell office:value-type="string">
            <text:p>0x23</text:p>
          </table:table-cell>
          <table:table-cell office:value-type="string">
            <text:p>#</text:p>
          </table:table-cell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string">
            <text:p>0x3c</text:p>
          </table:table-cell>
          <table:table-cell office:value-type="string">
            <text:p>&lt;</text:p>
          </table:table-cell>
          <table:table-cell office:value-type="float" office:value="229">
            <text:p>229</text:p>
          </table:table-cell>
          <table:table-cell table:number-columns-repeated="4"/>
        </table:table-row>
        <table:table-row table:style-name="ro1">
          <table:table-cell office:value-type="string">
            <text:p>0x58</text:p>
          </table:table-cell>
          <table:table-cell office:value-type="string">
            <text:p>X</text:p>
          </table:table-cell>
          <table:table-cell office:value-type="float" office:value="221">
            <text:p>221</text:p>
          </table:table-cell>
          <table:table-cell table:number-columns-repeated="4"/>
        </table:table-row>
        <table:table-row table:style-name="ro1">
          <table:table-cell office:value-type="string">
            <text:p>0x2014</text:p>
          </table:table-cell>
          <table:table-cell office:value-type="string">
            <text:p>—</text:p>
          </table:table-cell>
          <table:table-cell office:value-type="float" office:value="185">
            <text:p>185</text:p>
          </table:table-cell>
          <table:table-cell table:number-columns-repeated="4"/>
        </table:table-row>
        <table:table-row table:style-name="ro1">
          <table:table-cell office:value-type="string">
            <text:p>0x35</text:p>
          </table:table-cell>
          <table:table-cell office:value-type="float" office:value="5">
            <text:p>5</text:p>
          </table:table-cell>
          <table:table-cell office:value-type="float" office:value="179">
            <text:p>179</text:p>
          </table:table-cell>
          <table:table-cell table:number-columns-repeated="4"/>
        </table:table-row>
        <table:table-row table:style-name="ro1">
          <table:table-cell office:value-type="string">
            <text:p>0x21</text:p>
          </table:table-cell>
          <table:table-cell office:value-type="string">
            <text:p>!</text:p>
          </table:table-cell>
          <table:table-cell office:value-type="float" office:value="166">
            <text:p>166</text:p>
          </table:table-cell>
          <table:table-cell table:number-columns-repeated="4"/>
        </table:table-row>
        <table:table-row table:style-name="ro1">
          <table:table-cell office:value-type="string">
            <text:p>0x34</text:p>
          </table:table-cell>
          <table:table-cell office:value-type="float" office:value="4">
            <text:p>4</text:p>
          </table:table-cell>
          <table:table-cell office:value-type="float" office:value="154">
            <text:p>154</text:p>
          </table:table-cell>
          <table:table-cell table:number-columns-repeated="4"/>
        </table:table-row>
        <table:table-row table:style-name="ro1">
          <table:table-cell office:value-type="string">
            <text:p>0x56</text:p>
          </table:table-cell>
          <table:table-cell office:value-type="string">
            <text:p>V</text:p>
          </table:table-cell>
          <table:table-cell office:value-type="float" office:value="134">
            <text:p>134</text:p>
          </table:table-cell>
          <table:table-cell table:number-columns-repeated="4"/>
        </table:table-row>
        <table:table-row table:style-name="ro1">
          <table:table-cell office:value-type="string">
            <text:p>0x47</text:p>
          </table:table-cell>
          <table:table-cell office:value-type="string">
            <text:p>G</text:p>
          </table:table-cell>
          <table:table-cell office:value-type="float" office:value="128">
            <text:p>128</text:p>
          </table:table-cell>
          <table:table-cell table:number-columns-repeated="4"/>
        </table:table-row>
        <table:table-row table:style-name="ro1">
          <table:table-cell office:value-type="string">
            <text:p>0x5c</text:p>
          </table:table-cell>
          <table:table-cell office:value-type="string">
            <text:p>\</text:p>
          </table:table-cell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string">
            <text:p>0x26</text:p>
          </table:table-cell>
          <table:table-cell office:value-type="string">
            <text:p>&amp;</text:p>
          </table:table-cell>
          <table:table-cell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string">
            <text:p>0x36</text:p>
          </table:table-cell>
          <table:table-cell office:value-type="float" office:value="6">
            <text:p>6</text:p>
          </table:table-cell>
          <table:table-cell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string">
            <text:p>0x59</text:p>
          </table:table-cell>
          <table:table-cell office:value-type="string">
            <text:p>Y</text:p>
          </table:table-cell>
          <table:table-cell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string">
            <text:p>0x2212</text:p>
          </table:table-cell>
          <table:table-cell office:value-type="string">
            <text:p>−</text:p>
          </table:table-cell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string">
            <text:p>0x4b</text:p>
          </table:table-cell>
          <table:table-cell office:value-type="string">
            <text:p>K</text:p>
          </table:table-cell>
          <table:table-cell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string">
            <text:p>0x25</text:p>
          </table:table-cell>
          <table:table-cell office:value-type="string">
            <text:p>%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string">
            <text:p>0x4a</text:p>
          </table:table-cell>
          <table:table-cell office:value-type="string">
            <text:p>J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0x38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string">
            <text:p>0x2192</text:p>
          </table:table-cell>
          <table:table-cell office:value-type="string">
            <text:p>→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0x39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string">
            <text:p>0x24</text:p>
          </table:table-cell>
          <table:table-cell office:value-type="string">
            <text:p>$</text:p>
          </table:table-cell>
          <table:table-cell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string">
            <text:p>0x37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string">
            <text:p>0x51</text:p>
          </table:table-cell>
          <table:table-cell office:value-type="string">
            <text:p>Q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string">
            <text:p>0xd7</text:p>
          </table:table-cell>
          <table:table-cell office:value-type="string">
            <text:p>×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string">
            <text:p>0x5e</text:p>
          </table:table-cell>
          <table:table-cell office:value-type="string">
            <text:p>^</text:p>
          </table:table-cell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string">
            <text:p>0x5a</text:p>
          </table:table-cell>
          <table:table-cell office:value-type="string">
            <text:p>Z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string">
            <text:p>0x7e</text:p>
          </table:table-cell>
          <table:table-cell office:value-type="string">
            <text:p>~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string">
            <text:p>0x40</text:p>
          </table:table-cell>
          <table:table-cell office:value-type="string">
            <text:p>@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string">
            <text:p>0xb7</text:p>
          </table:table-cell>
          <table:table-cell office:value-type="string">
            <text:p>·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0x201c</text:p>
          </table:table-cell>
          <table:table-cell office:value-type="string">
            <text:p>“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0x201d</text:p>
          </table:table-cell>
          <table:table-cell office:value-type="string">
            <text:p>”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0x2018</text:p>
          </table:table-cell>
          <table:table-cell office:value-type="string">
            <text:p>‘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0xab</text:p>
          </table:table-cell>
          <table:table-cell office:value-type="string">
            <text:p>«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0x2261</text:p>
          </table:table-cell>
          <table:table-cell office:value-type="string">
            <text:p>≡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0x2019</text:p>
          </table:table-cell>
          <table:table-cell office:value-type="string">
            <text:p>’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0x2208</text:p>
          </table:table-cell>
          <table:table-cell office:value-type="string">
            <text:p>∈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0xf7</text:p>
          </table:table-cell>
          <table:table-cell office:value-type="string">
            <text:p>÷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0x2190</text:p>
          </table:table-cell>
          <table:table-cell office:value-type="string">
            <text:p>←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0x266f</text:p>
          </table:table-cell>
          <table:table-cell office:value-type="string">
            <text:p>♯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0xbb</text:p>
          </table:table-cell>
          <table:table-cell office:value-type="string">
            <text:p>»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0xfb01</text:p>
          </table:table-cell>
          <table:table-cell office:value-type="string">
            <text:p>ﬁ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0x220b</text:p>
          </table:table-cell>
          <table:table-cell office:value-type="string">
            <text:p>∋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0xa0</text:p>
          </table:table-cell>
          <table:table-cell office:value-type="string">
            <text:p> 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0xa9</text:p>
          </table:table-cell>
          <table:table-cell office:value-type="string">
            <text:p>©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0xac</text:p>
          </table:table-cell>
          <table:table-cell office:value-type="string">
            <text:p>¬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0x3b2</text:p>
          </table:table-cell>
          <table:table-cell office:value-type="string">
            <text:p>β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0x2022</text:p>
          </table:table-cell>
          <table:table-cell office:value-type="string">
            <text:p>•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0xb1</text:p>
          </table:table-cell>
          <table:table-cell office:value-type="string">
            <text:p>±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0x3b1</text:p>
          </table:table-cell>
          <table:table-cell office:value-type="string">
            <text:p>α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0x2264</text:p>
          </table:table-cell>
          <table:table-cell office:value-type="string">
            <text:p>≤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0x2080</text:p>
          </table:table-cell>
          <table:table-cell office:value-type="string">
            <text:p>₀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0x2218</text:p>
          </table:table-cell>
          <table:table-cell office:value-type="string">
            <text:p>∘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0x2026</text:p>
          </table:table-cell>
          <table:table-cell office:value-type="string">
            <text:p>…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0x221e</text:p>
          </table:table-cell>
          <table:table-cell office:value-type="string">
            <text:p>∞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0x2209</text:p>
          </table:table-cell>
          <table:table-cell office:value-type="string">
            <text:p>∉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0x22c5</text:p>
          </table:table-cell>
          <table:table-cell office:value-type="string">
            <text:p>⋅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0xe6</text:p>
          </table:table-cell>
          <table:table-cell office:value-type="string">
            <text:p>æ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0x2229</text:p>
          </table:table-cell>
          <table:table-cell office:value-type="string">
            <text:p>∩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0x2191</text:p>
          </table:table-cell>
          <table:table-cell office:value-type="string">
            <text:p>↑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0xa3</text:p>
          </table:table-cell>
          <table:table-cell office:value-type="string">
            <text:p>£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0xa7</text:p>
          </table:table-cell>
          <table:table-cell office:value-type="string">
            <text:p>§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0xaf</text:p>
          </table:table-cell>
          <table:table-cell office:value-type="string">
            <text:p>¯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0xbf</text:p>
          </table:table-cell>
          <table:table-cell office:value-type="string">
            <text:p>¿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0x2013</text:p>
          </table:table-cell>
          <table:table-cell office:value-type="string">
            <text:p>–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0xa4</text:p>
          </table:table-cell>
          <table:table-cell office:value-type="string">
            <text:p>¤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0x20ac</text:p>
          </table:table-cell>
          <table:table-cell office:value-type="string">
            <text:p>€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0xb0</text:p>
          </table:table-cell>
          <table:table-cell office:value-type="string">
            <text:p>°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0x2d8</text:p>
          </table:table-cell>
          <table:table-cell office:value-type="string">
            <text:p>˘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0x2228</text:p>
          </table:table-cell>
          <table:table-cell office:value-type="string">
            <text:p>∨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0x222a</text:p>
          </table:table-cell>
          <table:table-cell office:value-type="string">
            <text:p>∪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0x2193</text:p>
          </table:table-cell>
          <table:table-cell office:value-type="string">
            <text:p>↓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0xa1</text:p>
          </table:table-cell>
          <table:table-cell office:value-type="string">
            <text:p>¡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0x3b3</text:p>
          </table:table-cell>
          <table:table-cell office:value-type="string">
            <text:p>γ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0x2265</text:p>
          </table:table-cell>
          <table:table-cell office:value-type="string">
            <text:p>≥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0x2205</text:p>
          </table:table-cell>
          <table:table-cell office:value-type="string">
            <text:p>∅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0x220d</text:p>
          </table:table-cell>
          <table:table-cell office:value-type="string">
            <text:p>∍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0xa2</text:p>
          </table:table-cell>
          <table:table-cell office:value-type="string">
            <text:p>¢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0xa6</text:p>
          </table:table-cell>
          <table:table-cell office:value-type="string">
            <text:p>¦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0x3b4</text:p>
          </table:table-cell>
          <table:table-cell office:value-type="string">
            <text:p>δ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0xb6</text:p>
          </table:table-cell>
          <table:table-cell office:value-type="string">
            <text:p>¶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0x3c0</text:p>
          </table:table-cell>
          <table:table-cell office:value-type="string">
            <text:p>π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0x22c6</text:p>
          </table:table-cell>
          <table:table-cell office:value-type="string">
            <text:p>⋆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0x2227</text:p>
          </table:table-cell>
          <table:table-cell office:value-type="string">
            <text:p>∧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unique</text:p>
          </table:table-cell>
          <table:table-cell office:value-type="string">
            <text:p>characters,</text:p>
          </table:table-cell>
          <table:table-cell office:value-type="float" office:value="739541">
            <text:p>739541</text:p>
          </table:table-cell>
          <table:table-cell/>
          <table:table-cell office:value-type="string">
            <text:p>in</text:p>
          </table:table-cell>
          <table:table-cell office:value-type="string">
            <text:p>total.</text:p>
          </table:table-cell>
        </table:table-row>
        <table:table-row table:style-name="ro1" table:number-rows-repeated="1048417">
          <table:table-cell table:number-columns-repeated="7"/>
        </table:table-row>
        <table:table-row table:style-name="ro1">
          <table:table-cell table:number-columns-repeated="7"/>
        </table:table-row>
      </table:table>
      <table:database-ranges>
        <table:database-range table:target-range-address="Sheet1.A2:Sheet1.C157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8">08.05.2011</text:date>, <text:time>22:4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5-08T22:40:03</dc:date>
    <meta:generator>LibreOffice/3.3$Unix LibreOffice_project/330m19$Build-202</meta:generator>
    <dc:creator>Diggory Hardy</dc:creator>
    <meta:editing-duration>PT11M7S</meta:editing-duration>
    <meta:editing-cycles>1</meta:editing-cycles>
    <meta:document-statistic meta:table-count="1" meta:cell-count="4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702cm" svg:height="16.649cm" xlink:href=".." xlink:type="simple" chart:class="chart:bar" chart:style-name="ch1">
        <chart:plot-area chart:style-name="ch2" table:cell-range-address="Sheet1.B2:Sheet1.C157" chart:data-source-has-labels="column" svg:x="1.104cm" svg:y="1.463cm" svg:width="30.29cm" svg:height="14.434cm">
          <chartooo:coordinate-region svg:x="2.689cm" svg:y="1.665cm" svg:width="28.679cm" svg:height="13.175cm"/>
          <chart:axis chart:dimension="x" chart:name="primary-x" chart:style-name="ch3">
            <chart:categories table:cell-range-address="Sheet1.B2:Sheet1.B1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57" chart:class="chart:bar">
            <chart:data-point chart:repeated="1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B2:Sheet1.B157</svg:desc>
                </draw:g>
              </table:table-cell>
              <table:table-cell office:value-type="float" office:value="128140">
                <text:p>128140</text:p>
                <draw:g>
                  <svg:desc>Sheet1.C2:Sheet1.C157</svg:desc>
                </draw:g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63519">
                <text:p>63519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47582">
                <text:p>47582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41045">
                <text:p>41045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39996">
                <text:p>39996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38321">
                <text:p>38321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36985">
                <text:p>36985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35949">
                <text:p>35949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30622">
                <text:p>30622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24057">
                <text:p>2405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0908">
                <text:p>20908</text:p>
              </table:table-cell>
            </table:table-row>
            <table:table-row>
              <table:table-cell office:value-type="string">
                <text:p>\n</text:p>
              </table:table-cell>
              <table:table-cell office:value-type="float" office:value="18466">
                <text:p>1846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7214">
                <text:p>17214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6298">
                <text:p>16298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15647">
                <text:p>15647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13711">
                <text:p>13711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3066">
                <text:p>13066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1550">
                <text:p>11550</text:p>
              </table:table-cell>
            </table:table-row>
            <table:table-row>
              <table:table-cell office:value-type="string">
                <text:p>-0</text:p>
              </table:table-cell>
              <table:table-cell office:value-type="float" office:value="11391">
                <text:p>11391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1127">
                <text:p>11127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9478">
                <text:p>947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8700">
                <text:p>8700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6977">
                <text:p>6977</text:p>
              </table:table-cell>
            </table:table-row>
            <table:table-row>
              <table:table-cell office:value-type="string">
                <text:p>,</text:p>
              </table:table-cell>
              <table:table-cell office:value-type="float" office:value="5201">
                <text:p>5201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4973">
                <text:p>4973</text:p>
              </table:table-cell>
            </table:table-row>
            <table:table-row>
              <table:table-cell office:value-type="string">
                <text:p>(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)</text:p>
              </table:table-cell>
              <table:table-cell office:value-type="float" office:value="4273">
                <text:p>4273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`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2959">
                <text:p>2959</text:p>
              </table:table-cell>
            </table:table-row>
            <table:table-row>
              <table:table-cell office:value-type="string">
                <text:p>: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/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=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*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\t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"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?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{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}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_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[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]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|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&gt;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#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&lt;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—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!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\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&amp;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−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%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→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$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×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^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~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@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·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“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”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‘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«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≡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’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∈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÷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←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♯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»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ﬁ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∋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 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©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¬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β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•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±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α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≤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₀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∘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…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∞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∉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⋅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æ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∩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↑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£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§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¯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¿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–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¤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€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°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˘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∨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∪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↓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¡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γ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≥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∅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∍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¢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¦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δ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¶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π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⋆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∧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